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8868in" fo:margin-left="0.034in" table:align="left" style:writing-mode="page"/>
    </style:style>
    <style:style style:name="Table1.A" style:family="table-column">
      <style:table-column-properties style:column-width="0.3451in"/>
    </style:style>
    <style:style style:name="Table1.B" style:family="table-column">
      <style:table-column-properties style:column-width="3.0833in"/>
    </style:style>
    <style:style style:name="Table1.C" style:family="table-column">
      <style:table-column-properties style:column-width="0.3035in"/>
    </style:style>
    <style:style style:name="Table1.D" style:family="table-column">
      <style:table-column-properties style:column-width="3.1549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8833in" fo:margin-left="0.0396in" table:align="left" style:writing-mode="page"/>
    </style:style>
    <style:style style:name="Table2.A" style:family="table-column">
      <style:table-column-properties style:column-width="2.1785in"/>
    </style:style>
    <style:style style:name="Table2.B" style:family="table-column">
      <style:table-column-properties style:column-width="4.7049in"/>
    </style:style>
    <style:style style:name="Table2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padding="0.0382in" fo:border="0.5pt solid #000000"/>
    </style:style>
    <style:style style:name="Table3" style:family="table">
      <style:table-properties style:width="6.925in" table:align="margins" style:writing-mode="page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A6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3.B6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9347in" fo:margin-left="0in" table:align="left" style:writing-mode="page"/>
    </style:style>
    <style:style style:name="Table4.A" style:family="table-column">
      <style:table-column-properties style:column-width="0.7854in"/>
    </style:style>
    <style:style style:name="Table4.B" style:family="table-column">
      <style:table-column-properties style:column-width="5.3097in"/>
    </style:style>
    <style:style style:name="Table4.C" style:family="table-column">
      <style:table-column-properties style:column-width="0.8396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background-color="#ffffff" fo:padding="0.0382in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ffff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C13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14" style:family="table-row">
      <style:table-row-properties style:min-row-height="0.3271in"/>
    </style:style>
    <style:style style:name="Table4.B17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4.C17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23" style:family="table-row">
      <style:table-row-properties style:min-row-height="0.3472in"/>
    </style:style>
    <style:style style:name="Table4.24" style:family="table-row">
      <style:table-row-properties style:min-row-height="0.409in"/>
    </style:style>
    <style:style style:name="Table5" style:family="table">
      <style:table-properties style:width="6.9229in" table:align="left" style:writing-mode="page"/>
    </style:style>
    <style:style style:name="Table5.A" style:family="table-column">
      <style:table-column-properties style:column-width="0.7854in"/>
    </style:style>
    <style:style style:name="Table5.B" style:family="table-column">
      <style:table-column-properties style:column-width="6.1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ext_20_body">
      <style:text-properties officeooo:paragraph-rsid="000d9153"/>
    </style:style>
    <style:style style:name="P2" style:family="paragraph" style:parent-style-name="Heading">
      <style:text-properties officeooo:paragraph-rsid="001009bd"/>
    </style:style>
    <style:style style:name="P3" style:family="paragraph" style:parent-style-name="Text_20_body">
      <style:text-properties officeooo:paragraph-rsid="001009bd"/>
    </style:style>
    <style:style style:name="P4" style:family="paragraph" style:parent-style-name="Heading">
      <style:text-properties officeooo:rsid="001009bd" officeooo:paragraph-rsid="001009bd"/>
    </style:style>
    <style:style style:name="P5" style:family="paragraph" style:parent-style-name="Text_20_body">
      <style:text-properties officeooo:rsid="001009bd" officeooo:paragraph-rsid="001009bd"/>
    </style:style>
    <style:style style:name="P6" style:family="paragraph" style:parent-style-name="Text_20_body" style:master-page-name="">
      <style:paragraph-properties style:page-number="auto" fo:break-before="auto" fo:break-after="auto"/>
      <style:text-properties officeooo:rsid="001009bd" officeooo:paragraph-rsid="001009bd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style:font-style-asian="italic" style:font-style-complex="italic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Text_20_body">
      <style:text-properties fo:font-style="italic" officeooo:rsid="0011eaf0" officeooo:paragraph-rsid="0011eaf0" style:font-style-asian="italic" style:font-style-complex="italic"/>
    </style:style>
    <style:style style:name="P1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ize="11pt"/>
    </style:style>
    <style:style style:name="P13" style:family="paragraph" style:parent-style-name="Table_20_Contents">
      <style:text-properties fo:font-size="11pt" officeooo:rsid="001009bd" officeooo:paragraph-rsid="001009bd"/>
    </style:style>
    <style:style style:name="P14" style:family="paragraph" style:parent-style-name="Table_20_Contents">
      <style:text-properties fo:font-size="11pt" officeooo:rsid="0011eaf0" officeooo:paragraph-rsid="0011eaf0"/>
    </style:style>
    <style:style style:name="P15" style:family="paragraph" style:parent-style-name="Table_20_Contents">
      <style:text-properties fo:font-size="11pt" fo:text-shadow="1pt 1pt" officeooo:rsid="0011eaf0" officeooo:paragraph-rsid="0011eaf0"/>
    </style:style>
    <style:style style:name="P16" style:family="paragraph" style:parent-style-name="Table_20_Contents">
      <style:text-properties fo:font-size="11pt" officeooo:rsid="0011eaf0" officeooo:paragraph-rsid="0011eaf0" fo:background-color="transparent"/>
    </style:style>
    <style:style style:name="P17" style:family="paragraph" style:parent-style-name="Table_20_Contents">
      <style:text-properties fo:font-size="11pt" fo:font-weight="bold" officeooo:rsid="0011eaf0" officeooo:paragraph-rsid="0011eaf0" fo:background-color="transparent" style:font-weight-asian="bold" style:font-weight-complex="bold"/>
    </style:style>
    <style:style style:name="P18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19" style:family="paragraph" style:parent-style-name="Table_20_Contents">
      <style:text-properties fo:font-size="11pt" fo:font-weight="bold" officeooo:rsid="0013a74e" officeooo:paragraph-rsid="0013a74e" style:font-weight-asian="bold" style:font-weight-complex="bold"/>
    </style:style>
    <style:style style:name="P20" style:family="paragraph" style:parent-style-name="Table_20_Contents">
      <style:text-properties fo:font-size="11pt" officeooo:rsid="00167203" officeooo:paragraph-rsid="00167203"/>
    </style:style>
    <style:style style:name="P21" style:family="paragraph" style:parent-style-name="Table_20_Contents">
      <style:text-properties fo:font-size="11pt" officeooo:rsid="0017bd80" officeooo:paragraph-rsid="0017bd80"/>
    </style:style>
    <style:style style:name="P22" style:family="paragraph" style:parent-style-name="Table_20_Contents">
      <style:text-properties fo:font-size="11pt" officeooo:rsid="0019ea15" officeooo:paragraph-rsid="0019ea15"/>
    </style:style>
    <style:style style:name="P23" style:family="paragraph" style:parent-style-name="Table_20_Contents">
      <style:text-properties fo:font-size="11pt" officeooo:rsid="001a6dcd" officeooo:paragraph-rsid="001a6dcd"/>
    </style:style>
    <style:style style:name="P24" style:family="paragraph" style:parent-style-name="Text_20_body">
      <style:text-properties officeooo:rsid="0011eaf0" officeooo:paragraph-rsid="0011eaf0"/>
    </style:style>
    <style:style style:name="P25" style:family="paragraph" style:parent-style-name="Heading_20_1">
      <style:text-properties officeooo:rsid="000d9153" officeooo:paragraph-rsid="000d9153"/>
    </style:style>
    <style:style style:name="P26" style:family="paragraph" style:parent-style-name="Heading_20_1">
      <style:paragraph-properties fo:break-before="page"/>
      <style:text-properties officeooo:rsid="001009bd" officeooo:paragraph-rsid="001009bd"/>
    </style:style>
    <style:style style:name="P27" style:family="paragraph" style:parent-style-name="Heading_20_1">
      <style:text-properties officeooo:rsid="001009bd" officeooo:paragraph-rsid="001009bd"/>
    </style:style>
    <style:style style:name="P28" style:family="paragraph" style:parent-style-name="Table_20_Contents">
      <style:text-properties fo:font-size="11pt" fo:font-weight="bold" officeooo:rsid="0011eaf0" officeooo:paragraph-rsid="0017bd80" fo:background-color="transparent" style:font-weight-asian="bold" style:font-weight-complex="bold"/>
    </style:style>
    <style:style style:name="P29" style:family="paragraph" style:parent-style-name="Table_20_Contents">
      <style:text-properties fo:font-size="11pt" fo:font-weight="bold" officeooo:rsid="001a6dcd" officeooo:paragraph-rsid="001a6dcd" fo:background-color="transparent" style:font-weight-asian="bold" style:font-weight-complex="bold"/>
    </style:style>
    <style:style style:name="P30" style:family="paragraph" style:parent-style-name="Table_20_Contents">
      <style:text-properties fo:font-size="11pt" fo:font-weight="bold" officeooo:rsid="001cc772" officeooo:paragraph-rsid="001cc772" fo:background-color="transparent" style:font-weight-asian="bold" style:font-weight-complex="bold"/>
    </style:style>
    <style:style style:name="P31" style:family="paragraph" style:parent-style-name="Table_20_Contents">
      <style:text-properties fo:font-size="11pt" fo:font-weight="bold" officeooo:rsid="0011eaf0" officeooo:paragraph-rsid="0011eaf0" style:font-weight-asian="bold" style:font-weight-complex="bold"/>
    </style:style>
    <style:style style:name="P32" style:family="paragraph" style:parent-style-name="Table_20_Contents">
      <style:text-properties fo:font-size="11pt" officeooo:rsid="0011eaf0" officeooo:paragraph-rsid="0011eaf0"/>
    </style:style>
    <style:style style:name="P33" style:family="paragraph" style:parent-style-name="Table_20_Contents">
      <style:text-properties fo:font-size="11pt"/>
    </style:style>
    <style:style style:name="P34" style:family="paragraph" style:parent-style-name="Text_20_body" style:list-style-name="L1">
      <style:text-properties officeooo:paragraph-rsid="001009bd"/>
    </style:style>
    <style:style style:name="P35" style:family="paragraph" style:parent-style-name="Text_20_body" style:list-style-name="L1">
      <style:paragraph-properties fo:break-before="page"/>
      <style:text-properties officeooo:rsid="001dad35" officeooo:paragraph-rsid="001dad35"/>
    </style:style>
    <style:style style:name="P36" style:family="paragraph" style:parent-style-name="Text_20_body" style:list-style-name="L1">
      <style:text-properties officeooo:rsid="001dad35" officeooo:paragraph-rsid="001dad35"/>
    </style:style>
    <style:style style:name="P37" style:family="paragraph" style:parent-style-name="Text_20_body" style:list-style-name="L1">
      <style:text-properties officeooo:rsid="001f4b0f" officeooo:paragraph-rsid="001f4b0f"/>
    </style:style>
    <style:style style:name="P38" style:family="paragraph" style:parent-style-name="Text_20_body">
      <style:text-properties officeooo:rsid="0022e9e0" officeooo:paragraph-rsid="0022e9e0"/>
    </style:style>
    <style:style style:name="P39" style:family="paragraph" style:parent-style-name="Text_20_body" style:list-style-name="L1">
      <style:text-properties officeooo:rsid="0022e9e0" officeooo:paragraph-rsid="0022e9e0"/>
    </style:style>
    <style:style style:name="P40" style:family="paragraph" style:parent-style-name="Text_20_body" style:list-style-name="L1">
      <style:text-properties officeooo:rsid="00239924" officeooo:paragraph-rsid="00239924"/>
    </style:style>
    <style:style style:name="P41" style:family="paragraph">
      <style:paragraph-properties fo:margin-left="0in" fo:margin-right="0in" fo:margin-top="0in" fo:margin-bottom="0in" fo:line-height="100%" fo:text-align="center" fo:text-indent="0in"/>
    </style:style>
    <style:style style:name="P4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ff4000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solid" draw:fill-color="#dddddd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eaf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13a74e"/>
    </style:style>
    <style:style style:name="T6" style:family="text">
      <style:text-properties officeooo:rsid="001571cf"/>
    </style:style>
    <style:style style:name="T7" style:family="text">
      <style:text-properties officeooo:rsid="00167203"/>
    </style:style>
    <style:style style:name="T8" style:family="text">
      <style:text-properties fo:font-weight="normal" officeooo:rsid="0017bd80" style:font-weight-asian="normal" style:font-weight-complex="normal"/>
    </style:style>
    <style:style style:name="T9" style:family="text">
      <style:text-properties officeooo:rsid="001806a2"/>
    </style:style>
    <style:style style:name="T10" style:family="text">
      <style:text-properties officeooo:rsid="001a1367"/>
    </style:style>
    <style:style style:name="T11" style:family="text">
      <style:text-properties officeooo:rsid="001a6dcd"/>
    </style:style>
    <style:style style:name="T12" style:family="text">
      <style:text-properties officeooo:rsid="001c2fcf"/>
    </style:style>
    <style:style style:name="T13" style:family="text">
      <style:text-properties officeooo:rsid="001cc772"/>
    </style:style>
    <style:style style:name="T14" style:family="text">
      <style:text-properties officeooo:rsid="001f4b0f"/>
    </style:style>
    <style:style style:name="T15" style:family="text">
      <style:text-properties officeooo:rsid="001f8ffb"/>
    </style:style>
    <style:style style:name="T16" style:family="text">
      <style:text-properties officeooo:rsid="0022e9e0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in" fo:min-width="0.052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4000" draw:textarea-horizontal-align="justify" draw:textarea-vertical-align="middle" draw:auto-grow-height="false" fo:min-height="0.1791in" fo:min-width="0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Arrowheads_20_1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Arrowheads_20_2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Arrowheads_20_3" draw:marker-end-width="0.1181in" draw:marker-end-center="false" draw:fill="none" draw:fill-color="#00a933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color="#000000" draw:fill="solid" draw:fill-color="#dddddd" fo:min-height="1.4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dddddd" fo:min-height="3.8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dddddd" fo:min-height="1.17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PTIA</text:span> Design Document</text:p>
      <text:h text:style-name="P25" text:outline-level="1">Game info</text:h>
      <text:p text:style-name="P2">Tentative title: <text:span text:style-name="T1"><text:s text:c="5"/>Programming theory in action <text:s text:c="4"/></text:span></text:p>
      <text:p text:style-name="P2">Application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x</text:p>
          </table:table-cell>
          <table:table-cell table:style-name="Table1.B1" office:value-type="string">
            <text:p text:style-name="P11"><text:bookmark text:name="docs-internal-guid-e76c5963-7fff-7be1-376b-226e315e5839"/>Education &amp; Training</text:p>
          </table:table-cell>
          <table:table-cell table:style-name="Table1.A1" office:value-type="string">
            <text:p text:style-name="P9"/>
          </table:table-cell>
          <table:table-cell table:style-name="Table1.D1" office:value-type="string">
            <text:p text:style-name="P9"><text:bookmark text:name="docs-internal-guid-21856132-7fff-997c-4058-05c2985e7937"/>Utilities &amp; Reference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fc861681-7fff-e3bf-c9d3-0e5a0d68a3a9"/>Social &amp; Networking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0e964269-7fff-032e-f4f5-a8ed50217fe0"/>Media &amp; Entertainment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eaec93e2-7fff-27f7-9723-7ab88a8eda79"/>Productivity &amp; Collaboration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1"><text:bookmark text:name="docs-internal-guid-60e87bae-7fff-4a9f-f059-b9e494f74673"/>Gamin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P9"><text:bookmark text:name="docs-internal-guid-58efc4a1-7fff-6ef0-2c21-80012751ba36"/>Art &amp; Creativity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><text:bookmark text:name="docs-internal-guid-f6bb036d-7fff-94b1-d747-1e5d70f0bcd7"/>Other: __________________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his app will be available on:</text:p>
          </table:table-cell>
          <table:table-cell table:style-name="Table2.B1" office:value-type="string">
            <text:p text:style-name="P7">[ <text:span text:style-name="T3">desktop</text:span> | mac | console | ios, android | VR <text:span text:style-name="T2">|</text:span> <text:span text:style-name="T3">web</text:span> | other ]</text:p>
          </table:table-cell>
        </table:table-row>
      </table:table>
      <text:p text:style-name="P1"/>
      <text:h text:style-name="Heading_20_1" text:outline-level="1">Pitch</text:h>
      <text:p text:style-name="Heading"><draw:frame text:anchor-type="paragraph" draw:z-index="0" draw:name="Text Frame 1" draw:style-name="gr10" draw:text-style-name="P47" svg:width="6.9469in" svg:height="1.1748in" svg:x="-0.0047in" svg:y="0.4957in"><draw:text-box><text:p><text:span text:style-name="T18">You are a blob, dead set on consuming everything in your path. <text:s/>Well, almost everything. <text:s/>There are 2 categories </text:span><text:span text:style-name="T18">of consumables, stationary, and mobile. Each is subdivided into safe, and toxic; and further categorized as </text:span><text:span text:style-name="T18">needed.</text:span></text:p><text:p><text:span text:style-name="T18"/></text:p><text:p><text:span text:style-name="T18">If an object is consumed, its volume is added to the player’s. If the object is toxic, that volume is subtracted.</text:span></text:p></draw:text-box></draw:frame>In this application, users will: </text:p>
      <text:p text:style-name="Text_20_body"/>
      <text:p text:style-name="Text_20_body"/>
      <text:p text:style-name="Text_20_body"/>
      <text:p text:style-name="Text_20_body"/>
      <text:p text:style-name="P4">The target audience / personas for this app to include:</text:p>
      <text:p text:style-name="P5"><draw:frame text:anchor-type="paragraph" draw:z-index="1" draw:name="Text Frame 2" draw:style-name="gr10" draw:text-style-name="P47" svg:width="6.9469in" svg:height="1.1748in" svg:x="0.0366in" svg:y="0.048in"><draw:text-box><text:p><text:span text:style-name="T18">The target audience is casual gamers looking for simple, short duration games. <text:s/>It is also of interest to students of </text:span><text:span text:style-name="T18">Unity.</text:span></text:p></draw:text-box></draw:frame></text:p>
      <text:h text:style-name="P26" text:outline-level="1">Concept sketch &amp; inspiration:</text:h>
      <text:p text:style-name="P3"><draw:frame text:anchor-type="paragraph" draw:z-index="2" draw:name="Text Frame 3" draw:style-name="gr9" draw:text-style-name="P47" svg:width="6.7323in" svg:height="3.8634in" svg:x="0.1083in" svg:y="0.2673in"><draw:text-box><text:p><text:span text:style-name="T18">The consumables will appear in random places and move in random directions and velocities. </text:span></text:p></draw:text-box></draw:frame></text:p>
      <text:p text:style-name="P3"/>
      <text:p text:style-name="P3"/>
      <text:p text:style-name="P3"/>
      <text:p text:style-name="P3"><draw:g text:anchor-type="paragraph" draw:z-index="4" draw:name="Group object 1" draw:style-name="gr1"><draw:path draw:style-name="gr2" draw:text-style-name="P42" svg:width="1.0276in" svg:height="0.9996in" svg:x="1.952in" svg:y="0.2039in" svg:viewBox="0 0 2611 2540" svg:d="M1142 847c-1468 0-1101 1270-1101 1270l734 423 1469-847 367-846-367-424v-423z"><text:p text:style-name="P41"><text:span text:style-name="T17">player</text:span></text:p></draw:path><draw:custom-shape draw:style-name="gr3" draw:text-style-name="P44" svg:width="0.5004in" svg:height="0.2504in" svg:x="3.4799in" svg:y="0.7043in"><text:p text:style-name="P43"><text:span text:style-name="T17">safe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4" draw:text-style-name="P45" svg:width="0.3933in" svg:height="0.3933in" svg:x="2.9799in" svg:y="0.9543in"><text:p text:style-name="P43"><text:span text:style-name="T17">tox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6" svg:x1="2.9799in" svg:y1="0.2039in" svg:x2="3.9799in" svg:y2="0.4539in"><text:p/></draw:line><draw:line draw:style-name="gr6" draw:text-style-name="P46" svg:x1="2.9799in" svg:y1="0.75in" svg:x2="3.5701in" svg:y2="0.75in"><text:p/></draw:line><draw:line draw:style-name="gr7" draw:text-style-name="P46" svg:x1="1.9799in" svg:y1="1.4539in" svg:x2="2.9799in" svg:y2="1.2039in"><text:p/></draw:lin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7" text:outline-level="1">Features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When the user:</text:p>
          </table:table-cell>
          <table:table-cell table:style-name="Table3.B1" office:value-type="string">
            <text:p text:style-name="P13">The result is:</text:p>
          </table:table-cell>
        </table:table-row>
        <table:table-row>
          <table:table-cell table:style-name="Table3.A2" office:value-type="string">
            <text:p text:style-name="P14">Presses the Horizontal Axis keys</text:p>
          </table:table-cell>
          <table:table-cell table:style-name="Table3.B2" office:value-type="string">
            <text:p text:style-name="P14">Strafes the blob relative to the blob’s axes</text:p>
          </table:table-cell>
        </table:table-row>
        <table:table-row>
          <table:table-cell table:style-name="Table3.A2" office:value-type="string">
            <text:p text:style-name="P14">Presses the Vertical Axis keys</text:p>
          </table:table-cell>
          <table:table-cell table:style-name="Table3.B2" office:value-type="string">
            <text:p text:style-name="P14">Moves the player forward/back</text:p>
          </table:table-cell>
        </table:table-row>
        <table:table-row>
          <table:table-cell table:style-name="Table3.A2" office:value-type="string">
            <text:p text:style-name="P14">Presses the space bar</text:p>
          </table:table-cell>
          <table:table-cell table:style-name="Table3.B2" office:value-type="string">
            <text:p text:style-name="P14">Momentary speed boost</text:p>
          </table:table-cell>
        </table:table-row>
        <table:table-row>
          <table:table-cell table:style-name="Table3.A2" office:value-type="string">
            <text:p text:style-name="P20">Moves the mouse</text:p>
          </table:table-cell>
          <table:table-cell table:style-name="Table3.B2" office:value-type="string">
            <text:p text:style-name="P20">Alters the view of the world</text:p>
          </table:table-cell>
        </table:table-row>
        <table:table-row>
          <table:table-cell table:style-name="Table3.A6" office:value-type="string">
            <text:p text:style-name="P15">Presses the mouse</text:p>
          </table:table-cell>
          <table:table-cell table:style-name="Table3.B6" office:value-type="string">
            <text:p text:style-name="P14">Fires a projectile</text:p>
          </table:table-cell>
        </table:table-row>
      </table:table>
      <text:p text:style-name="P5"/>
      <text:h text:style-name="P26" text:outline-level="1">Accessibility:</text:h>
      <text:p text:style-name="P5"><draw:frame text:anchor-type="paragraph" draw:z-index="3" draw:name="Text Frame 4" draw:style-name="gr8" draw:text-style-name="P47" svg:width="5.7331in" svg:height="1.4831in" svg:x="0.3283in" svg:y="0.3457in"><draw:text-box><text:p><text:span text:style-name="T18">Nothing special can be done, other than making sure both pairs of horizontal, and vertical axes are enabled.</text:span></text:p></draw:text-box></draw:frame>In order to make this application accessible to as many users as possible:</text:p>
      <text:p text:style-name="P6"/>
      <text:p text:style-name="P5"/>
      <text:p text:style-name="P5"/>
      <text:p text:style-name="P5"/>
      <text:p text:style-name="P5"/>
      <text:h text:style-name="P27" text:outline-level="1">Timeline: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3">Iteration</text:p>
          </table:table-cell>
          <table:table-cell table:style-name="Table4.A1" office:value-type="string">
            <text:p text:style-name="P13">Milestone</text:p>
          </table:table-cell>
          <table:table-cell table:style-name="Table4.C1" office:value-type="string">
            <text:p text:style-name="P13">Date</text:p>
          </table:table-cell>
        </table:table-row>
        <table:table-row>
          <table:table-cell table:style-name="Table4.A2" office:value-type="string">
            <text:p text:style-name="P17">0</text:p>
          </table:table-cell>
          <table:table-cell table:style-name="Table4.B2" office:value-type="string">
            <text:p text:style-name="P16">Create project and git repo</text:p>
          </table:table-cell>
          <table:table-cell table:style-name="Table4.C2" office:value-type="string">
            <text:p text:style-name="P16">20230806</text:p>
          </table:table-cell>
        </table:table-row>
        <table:table-row>
          <table:table-cell table:style-name="Table4.A3" office:value-type="string">
            <text:p text:style-name="P12"/>
          </table:table-cell>
          <table:table-cell table:style-name="Table4.A3" office:value-type="string">
            <text:p text:style-name="P12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1</text:p>
          </table:table-cell>
          <table:table-cell table:style-name="Table4.B2" office:value-type="string">
            <text:p text:style-name="P14">- Create git branch for th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title screen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Merge the completed title screen into the master branch.</text:p>
          </table:table-cell>
          <table:table-cell table:style-name="Table4.C2" office:value-type="string">
            <text:p text:style-name="P20">20230809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7">Create pause screen</text:span></text:p>
          </table:table-cell>
          <table:table-cell table:style-name="Table4.C2" office:value-type="string">
            <text:p text:style-name="P22">20230811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game over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0">Create settings screen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game navigation from title, main game, pause menu, and game over <text:s/>screens.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<text:span text:style-name="T11">Once navigation is finished, create a branch for a working title/menu/game/gameover/settings system template for future games.</text:span></text:p>
          </table:table-cell>
          <table:table-cell table:style-name="Table4.C2" office:value-type="string">
            <text:p text:style-name="P22">2023081<text:span text:style-name="T12">4</text:span></text:p>
          </table:table-cell>
        </table:table-row>
        <table:table-row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2</text:p>
          </table:table-cell>
          <table:table-cell table:style-name="Table4.A2" office:value-type="string">
            <text:p text:style-name="P14"/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player and tie camera to it for a 3<text:span text:style-name="T4">rd</text:span> person view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B2" office:value-type="string">
            <text:p text:style-name="P14">- Create mobile and Stationary base classes.</text:p>
          </table:table-cell>
          <table:table-cell table:style-name="Table4.C2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3</text:p>
          </table:table-cell>
          <table:table-cell table:style-name="Table4.B17" office:value-type="string">
            <text:p text:style-name="P14">- Implement position translation as basic Move() method of <text:span text:style-name="T6">M</text:span>obileActors.</text:p>
          </table:table-cell>
          <table:table-cell table:style-name="Table4.C17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/>
          </table:table-cell>
          <table:table-cell table:style-name="Table4.B2" office:value-type="string">
            <text:p text:style-name="P14">- <text:span text:style-name="T15">Implement basic Move() based on Rigidbody AddForce</text:span></text:p>
          </table:table-cell>
          <table:table-cell table:style-name="Table4.C2" office:value-type="string">
            <text:p text:style-name="P12"/>
          </table:table-cell>
        </table:table-row>
        <text:soft-page-break/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Consume() overrideable method that is triggered via collider.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>- Implement player movement and camera control <text:span text:style-name="T15">using a CharacterController component. </text:span><text:span text:style-name="T16">*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14">
          <table:table-cell table:style-name="Table4.A3" office:value-type="string">
            <text:p text:style-name="P14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14">
          <table:table-cell table:style-name="Table4.A2" office:value-type="string">
            <text:p text:style-name="P18">4</text:p>
          </table:table-cell>
          <table:table-cell table:style-name="Table4.A2" office:value-type="string">
            <text:p text:style-name="P14">- Create safe/toxic subclasses of <text:span text:style-name="T6">M</text:span>obileActors and StationaryObjects.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<text:span text:style-name="T5">volume absorption</text:span>/<text:span text:style-name="T5">removal</text:span> on trigger <text:span text:style-name="T5">with actor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4"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4">- Implement temporary speed boost with space bar.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3" office:value-type="string">
            <text:p text:style-name="P18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4">- <text:span text:style-name="T5">Implement projectile firing as a virtual method of a base class that both StationaryObjects and mobileActors inherit from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Choose assets to replace prototype objects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5">Add audio/lighting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3" office:value-type="string">
            <text:p text:style-name="P19"/>
          </table:table-cell>
          <table:table-cell table:style-name="Table4.A3" office:value-type="string">
            <text:p text:style-name="P14"/>
          </table:table-cell>
          <table:table-cell table:style-name="Table4.C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4">- <text:span text:style-name="T5">Create a vertex shader that simulates a blob as the player character moves around.</text:span></text:p>
          </table:table-cell>
          <table:table-cell table:style-name="Table4.C13" office:value-type="string">
            <text:p text:style-name="P12"/>
          </table:table-cell>
        </table:table-row>
        <table:table-row table:style-name="Table4.23"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4">- <text:span text:style-name="T11">Create pixel shader that makes an underwater wavy effect.</text:span></text:p>
          </table:table-cell>
          <table:table-cell table:style-name="Table4.C13" office:value-type="string">
            <text:p text:style-name="P12"/>
          </table:table-cell>
        </table:table-row>
      </table:table>
      <text:p text:style-name="P3"/>
      <text:h text:style-name="P27" text:outline-level="1">Backlog Features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Iteration</text:p>
          </table:table-cell>
          <table:table-cell table:style-name="Table5.B1" office:value-type="string">
            <text:p text:style-name="P13">Milestone</text:p>
          </table:table-cell>
        </table:table-row>
        <table:table-row>
          <table:table-cell table:style-name="Table5.A2" office:value-type="string">
            <text:p text:style-name="P28">0<text:span text:style-name="T8"/></text:p>
          </table:table-cell>
          <table:table-cell table:style-name="Table5.B2" office:value-type="string">
            <text:p text:style-name="P21">Do all of the above but make it a 3d space shooter with 3 types of enemies <text:span text:style-name="T9">instead</text:span>.</text:p>
          </table:table-cell>
        </table:table-row>
        <table:table-row>
          <table:table-cell table:style-name="Table5.A2" office:value-type="string">
            <text:p text:style-name="P29">0<text:span text:style-name="T8"/></text:p>
          </table:table-cell>
          <table:table-cell table:style-name="Table5.B2" office:value-type="string">
            <text:p text:style-name="P23">Do all of the above, except instead of a 3d space shooter, stick with the blob, but make it underwater, instead.</text:p>
          </table:table-cell>
        </table:table-row>
        <table:table-row>
          <table:table-cell table:style-name="Table5.A2" office:value-type="string">
            <text:p text:style-name="P30">2<text:span text:style-name="T8"/></text:p>
          </table:table-cell>
          <table:table-cell table:style-name="Table5.B2" office:value-type="string">
            <text:p text:style-name="P14"><text:s/>Create persistent data mechanism <text:span text:style-name="T13">with 5 save slots.</text:span></text:p>
          </table:table-cell>
        </table:table-row>
      </table:table>
      <text:list text:style-name="L1">
        <text:list-header>
          <text:p text:style-name="P34"/>
        </text:list-header>
        <text:list-item>
          <text:p text:style-name="P35">Detecting the player:</text:p>
          <text:list>
            <text:list-item>
              <text:p text:style-name="P36">Randomly rotate in a random direction to try and aim a raycast at the player?</text:p>
              <text:list>
                <text:list-item>
                  <text:p text:style-name="P37">No, leave raycasting for combat</text:p>
                </text:list-item>
              </text:list>
            </text:list-item>
            <text:list-item>
              <text:p text:style-name="P36">Just calculate directly based on positions, <text:span text:style-name="T14">we’re in a 6DOF environment</text:span></text:p>
              <text:list>
                <text:list-item>
                  <text:p text:style-name="P39">Sort of… Rigidbodies are easy to do in 6dof, CharacterController assumes you’ll be grounded.</text:p>
                </text:list-item>
                <text:list-item>
                  <text:p text:style-name="P39">CharacterController also defaults to using global coordinates for transform-relative positions. <text:s/>This means W always points “north,” rather than “forward.”</text:p>
                  <text:list>
                    <text:list-item>
                      <text:p text:style-name="P39">There needs to be some sort of on-screen indicator of this, because it’s not the most intuitive (not non-intuitive, either, but neither is default).</text:p>
                    </text:list-item>
                  </text:list>
                </text:list-item>
                <text:list-item>
                  <text:p text:style-name="P40">Enable gravity on CharacterController component?</text:p>
                </text:list-item>
              </text:list>
            </text:list-item>
          </text:list>
        </text:list-item>
      </text:list>
      <text:p text:style-name="P38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adornments="Regular" style:font-family-generic="roman" style:font-pitch="variable"/>
    <style:font-face style:name="Carlito" svg:font-family="Carlito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Source Han Sans CN Regular" style:font-size-asian="11pt" style:language-asian="zh" style:country-asian="CN" style:font-name-complex="Lohit Devanaga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1pt"/>
    </style:style>
    <style:style style:name="Title" style:family="paragraph" style:parent-style-name="Heading" style:next-style-name="Subtitle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3:01:46.708294118</meta:creation-date>
    <dc:title>Modern</dc:title>
    <meta:generator>LibreOffice/7.4.7.2$Linux_X86_64 LibreOffice_project/40$Build-2</meta:generator>
    <meta:editing-duration>P6DT7H45M5S</meta:editing-duration>
    <meta:editing-cycles>21</meta:editing-cycles>
    <dc:date>2023-08-22T13:10:44.057097002</dc:date>
    <meta:document-statistic meta:table-count="5" meta:image-count="0" meta:object-count="0" meta:page-count="5" meta:paragraph-count="97" meta:word-count="531" meta:character-count="3236" meta:non-whitespace-character-count="2793"/>
  </office:meta>
</office:document-meta>
</file>